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1</text:p>
      <text:p text:style-name="P1"><text:s/>*Problem 2</text:p>
      <text:p text:style-name="P1"><text:s/>*/</text:p>
      <text:p text:style-name="P1"/>
      <text:p text:style-name="P1">/*</text:p>
      <text:p text:style-name="P1"><text:s/>*LOWER - The starting point (used as the exponent throughout the program).</text:p>
      <text:p text:style-name="P1"><text:s/>*UPPER - The upper limit to calculate the powers of two, and the stopping point for the program.</text:p>
      <text:p text:style-name="P1"><text:s/>*TWO - The number to add to the exponent after each run.</text:p>
      <text:p text:style-name="P1"><text:s/>*trace - Keeps track of the final number that was processed in the for loop.</text:p>
      <text:p text:style-name="P1"><text:s/>*/</text:p>
      <text:p text:style-name="P1"/>
      <text:p text:style-name="P1">#include &lt;stdio.h&gt;</text:p>
      <text:p text:style-name="P1">#include &lt;math.h&gt;</text:p>
      <text:p text:style-name="P1"/>
      <text:p text:style-name="P1">//Define the constants.</text:p>
      <text:p text:style-name="P1">#define LOWER 1</text:p>
      <text:p text:style-name="P1">#define UPPER 1000000</text:p>
      <text:p text:style-name="P1">#define TWO 2</text:p>
      <text:p text:style-name="P1"/>
      <text:p text:style-name="P1">main()</text:p>
      <text:p text:style-name="P1">{</text:p>
      <text:p text:style-name="P1"><text:s text:c="2"/>//Print out the headers for the chart.</text:p>
      <text:p text:style-name="P1"><text:s text:c="2"/>printf("Exponent <text:s text:c="2"/>Corresponding Power\n");</text:p>
      <text:p text:style-name="P1"><text:s text:c="2"/>int trace;</text:p>
      <text:p text:style-name="P1"/>
      <text:p text:style-name="P1"><text:s text:c="2"/>//Calculate the nubers and print them out right aligned.</text:p>
      <text:p text:style-name="P1"><text:s text:c="2"/>for (trace = LOWER; pow(TWO,trace) &lt;= UPPER; trace = trace + TWO)</text:p>
      <text:p text:style-name="P1"><text:s text:c="4"/>{</text:p>
      <text:p text:style-name="P1"><text:s text:c="6"/>printf("%5d\t\t%7.0f\n", trace, pow(TWO, trace));</text:p>
      <text:p text:style-name="P1"><text:s text:c="4"/>}</text:p>
      <text:p text:style-name="P1">}</text:p>
      <text:p text:style-name="P2"/>
      <text:p text:style-name="P1">Exponent <text:s text:c="2"/>Corresponding Power</text:p>
      <text:p text:style-name="P1"><text:s text:c="4"/>1<text:tab/><text:tab/> <text:s text:c="5"/>2</text:p>
      <text:p text:style-name="P1"><text:s text:c="4"/>3<text:tab/><text:tab/> <text:s text:c="5"/>8</text:p>
      <text:p text:style-name="P1"><text:s text:c="4"/>5<text:tab/><text:tab/> <text:s text:c="4"/>32</text:p>
      <text:p text:style-name="P1"><text:s text:c="4"/>7<text:tab/><text:tab/> <text:s text:c="3"/>128</text:p>
      <text:p text:style-name="P1"><text:s text:c="4"/>9<text:tab/><text:tab/> <text:s text:c="3"/>512</text:p>
      <text:p text:style-name="P1"><text:s text:c="3"/>11<text:tab/><text:tab/> <text:s text:c="2"/>2048</text:p>
      <text:p text:style-name="P1"><text:s text:c="3"/>13<text:tab/><text:tab/> <text:s text:c="2"/>8192</text:p>
      <text:p text:style-name="P1"><text:s text:c="3"/>15<text:tab/><text:tab/> <text:s/>32768</text:p>
      <text:p text:style-name="P1"><text:s text:c="3"/>17<text:tab/><text:tab/> 131072</text:p>
      <text:p text:style-name="P1"><text:s text:c="3"/>19<text:tab/><text:tab/> 5242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10T17:18:02</meta:creation-date>
    <meta:document-statistic meta:table-count="0" meta:image-count="0" meta:object-count="0" meta:page-count="1" meta:paragraph-count="40" meta:word-count="151" meta:character-count="945"/>
    <dc:date>2011-09-10T17:18:47</dc:date>
    <dc:creator>Braden Licastro</dc:creator>
    <meta:editing-duration>PT00H00M45S</meta:editing-duration>
    <meta:editing-cycles>1</meta:editing-cycles>
    <meta:generator>OpenOffice.org/3.2$Linux OpenOffice.org_project/320m12$Build-9483</meta:generator>
  </office:meta>
</office:document-meta>
</file>